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Table1" style:family="table">
      <style:table-properties style:width="17cm" fo:margin-top="0cm" fo:margin-bottom="0.25cm" table:align="margins"/>
    </style:style>
    <style:style style:name="Table1.A" style:family="table-column">
      <style:table-column-properties style:column-width="1.199cm" style:rel-column-width="4623*"/>
    </style:style>
    <style:style style:name="Table1.D" style:family="table-column">
      <style:table-column-properties style:column-width="9.2cm" style:rel-column-width="35466*"/>
    </style:style>
    <style:style style:name="Table1.E" style:family="table-column">
      <style:table-column-properties style:column-width="4.202cm" style:rel-column-width="16200*"/>
    </style:style>
    <style:style style:name="Table1.A1" style:family="table-cell">
      <style:table-cell-properties fo:padding="0.101cm" fo:border-left="0.75pt solid #000000" fo:border-right="none" fo:border-top="0.75pt solid #000000" fo:border-bottom="0.75pt solid #000000" style:writing-mode="page"/>
    </style:style>
    <style:style style:name="Table1.E1" style:family="table-cell">
      <style:table-cell-properties fo:padding="0.101cm" fo:border="0.75pt solid #000000" style:writing-mode="page"/>
    </style:style>
    <style:style style:name="Table1.A2" style:family="table-cell">
      <style:table-cell-properties fo:padding="0.101cm" fo:border-left="0.75pt solid #000000" fo:border-right="none" fo:border-top="none" fo:border-bottom="0.75pt solid #000000" style:writing-mode="page"/>
    </style:style>
    <style:style style:name="Table1.E2" style:family="table-cell">
      <style:table-cell-properties fo:padding="0.101cm" fo:border-left="0.75pt solid #000000" fo:border-right="0.75pt solid #000000" fo:border-top="none" fo:border-bottom="0.75pt solid #000000" style:writing-mode="page"/>
    </style:style>
    <style:style style:name="Table2" style:family="table">
      <style:table-properties style:width="17cm" fo:margin-top="0cm" fo:margin-bottom="0.25cm" fo:break-before="auto" fo:break-after="auto" table:align="margins" style:may-break-between-rows="false"/>
    </style:style>
    <style:style style:name="Table2.A" style:family="table-column">
      <style:table-column-properties style:column-width="2.431cm" style:rel-column-width="9369*"/>
    </style:style>
    <style:style style:name="Table2.G" style:family="table-column">
      <style:table-column-properties style:column-width="2.418cm" style:rel-column-width="9321*"/>
    </style:style>
    <style:style style:name="Table2.A1" style:family="table-cell">
      <style:table-cell-properties fo:padding="0.101cm" fo:border-left="0.75pt solid #000000" fo:border-right="none" fo:border-top="0.75pt solid #000000" fo:border-bottom="0.75pt solid #000000" style:writing-mode="page"/>
    </style:style>
    <style:style style:name="Table2.G1" style:family="table-cell">
      <style:table-cell-properties fo:padding="0.101cm" fo:border="0.75pt solid #000000" style:writing-mode="page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2.G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P1" style:family="paragraph" style:parent-style-name="Table_20_Contents">
      <style:text-properties officeooo:rsid="001e87a4" officeooo:paragraph-rsid="001e87a4"/>
    </style:style>
    <style:style style:name="P2" style:family="paragraph" style:parent-style-name="Table_20_Contents">
      <style:paragraph-properties fo:text-align="center" style:justify-single-word="false"/>
      <style:text-properties officeooo:rsid="001e87a4" officeooo:paragraph-rsid="001e87a4"/>
    </style:style>
    <style:style style:name="P3" style:family="paragraph" style:parent-style-name="Table_20_Contents">
      <style:paragraph-properties fo:text-align="center" style:justify-single-word="false"/>
      <style:text-properties officeooo:rsid="001e87a4" officeooo:paragraph-rsid="00202bb0"/>
    </style:style>
    <style:style style:name="P4" style:family="paragraph" style:parent-style-name="Table_20_Contents">
      <style:text-properties fo:font-weight="bold" officeooo:rsid="001e87a4" officeooo:paragraph-rsid="001e87a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87a4" officeooo:paragraph-rsid="001e87a4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1a657" officeooo:paragraph-rsid="0021a657" style:font-weight-asian="bold" style:font-weight-complex="bold"/>
    </style:style>
    <style:style style:name="P8" style:family="paragraph" style:parent-style-name="Table_20_Contents">
      <style:text-properties officeooo:paragraph-rsid="00202bb0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202bb0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bold" officeooo:rsid="00209e7e" officeooo:paragraph-rsid="00209e7e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21a657" officeooo:paragraph-rsid="0021a657"/>
    </style:style>
    <style:style style:name="P14" style:family="paragraph" style:parent-style-name="Table_20_Contents">
      <style:paragraph-properties fo:text-align="center" style:justify-single-word="false"/>
      <style:text-properties officeooo:rsid="0021a657" officeooo:paragraph-rsid="00220220"/>
    </style:style>
    <style:style style:name="P15" style:family="paragraph" style:parent-style-name="Table_20_Contents">
      <style:paragraph-properties fo:text-align="center" style:justify-single-word="false"/>
      <style:text-properties officeooo:rsid="00220220" officeooo:paragraph-rsid="00220220"/>
    </style:style>
    <style:style style:name="P16" style:family="paragraph" style:parent-style-name="Text_20_body">
      <style:text-properties officeooo:rsid="00220220" officeooo:paragraph-rsid="00220220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none"/>
      <style:paragraph-properties fo:text-align="start"/>
      <style:text-properties fo:font-size="8.39999961853027pt" style:font-size-asian="8.39999961853027pt" style:font-size-complex="8.39999961853027pt"/>
    </style:style>
    <style:style style:name="P21" style:family="paragraph">
      <loext:graphic-properties draw:fill="none"/>
      <style:paragraph-properties fo:text-align="start"/>
      <style:text-properties fo:font-size="8.5pt" style:font-size-asian="8.5pt" style:font-size-complex="8.5pt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none"/>
      <style:paragraph-properties fo:text-align="start"/>
      <style:text-properties fo:font-size="9.19999980926514pt" style:font-size-asian="9.19999980926514pt" style:font-size-complex="9.19999980926514pt"/>
    </style:style>
    <style:style style:name="T1" style:family="text">
      <style:text-properties officeooo:rsid="00202bb0"/>
    </style:style>
    <style:style style:name="T2" style:family="text">
      <style:text-properties officeooo:rsid="00220220"/>
    </style:style>
    <style:style style:name="T3" style:family="text">
      <style:text-properties officeooo:rsid="002498f7"/>
    </style:style>
    <style:style style:name="T4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5" style:family="text">
      <style:text-properties fo:color="#000000" loext:opacity="100%" style:font-name="TimesNewRoman" fo:font-size="8.39999961853027pt" fo:font-weight="normal" style:font-name-asian="TimesNewRoman" style:font-size-asian="8.39999961853027pt" style:font-weight-asian="normal" style:font-name-complex="TimesNewRoman" style:font-size-complex="8.39999961853027pt" style:font-weight-complex="normal"/>
    </style:style>
    <style:style style:name="T6" style:family="text">
      <style:text-properties fo:color="#000000" loext:opacity="100%" style:font-name="TimesNewRoman" fo:font-size="8.5pt" fo:font-weight="normal" style:font-name-asian="TimesNewRoman" style:font-size-asian="8.5pt" style:font-weight-asian="normal" style:font-name-complex="TimesNewRoman" style:font-size-complex="8.5pt" style:font-weight-complex="normal"/>
    </style:style>
    <style:style style:name="T7" style:family="text">
      <style:text-properties fo:color="#000000" loext:opacity="100%" style:font-name="TimesNewRoman" fo:font-size="9.19999980926514pt" fo:font-weight="bold" style:font-name-asian="TimesNewRoman" style:font-size-asian="9.19999980926514pt" style:font-weight-asian="bold" style:font-name-complex="TimesNewRoman" style:font-size-complex="9.19999980926514pt" style:font-weight-complex="bold"/>
    </style:style>
    <style:style style:name="gr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22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2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solid" svg:stroke-width="0.034cm" svg:stroke-color="#000000" draw:marker-start="" draw:marker-end="" draw:stroke-linejoin="round" svg:stroke-linecap="round" draw:fill="solid" draw:fill-color="#ffffff" fo:padding-top="0.016cm" fo:padding-bottom="0.016cm" fo:padding-left="0.016cm" fo:padding-right="0.016cm" loext:decorative="fals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684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676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526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534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67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527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554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646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661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cm" fo:min-width="0.3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7cm" fo:min-width="0.303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solid" svg:stroke-width="0.025cm" svg:stroke-color="#000000" draw:marker-start="" draw:marker-end="" draw:stroke-linejoin="round" svg:stroke-linecap="round" draw:fill="solid" draw:fill-color="#000000" fo:padding-top="0.012cm" fo:padding-bottom="0.012cm" fo:padding-left="0.012cm" fo:padding-right="0.012cm" loext:decorative="false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6cm" fo:min-width="1.831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M32RV20 TSSOP20 pinout</text:p>
      <text:p text:style-name="Text_20_body"/>
      <text:p text:style-name="P9"><draw:g text:anchor-type="as-char" draw:z-index="0" draw:name="Group object 1" draw:style-name="gr1"><draw:frame draw:style-name="gr2" draw:text-style-name="P18" svg:width="0.422cm" svg:height="0.489cm" svg:x="0cm" svg:y="5.872cm"><draw:text-box><text:p text:style-name="P17"><text:span text:style-name="T4"><text:s text:c="3"/></text:span></text:p></draw:text-box></draw:frame><draw:frame draw:style-name="gr3" draw:text-style-name="P18" svg:width="0.424cm" svg:height="0.489cm" svg:x="7.997cm" svg:y="5.872cm"><draw:text-box><text:p text:style-name="P17"><text:span text:style-name="T4"><text:s/></text:span></text:p></draw:text-box></draw:frame><draw:polygon draw:style-name="gr4" draw:text-style-name="P19" svg:width="3.52cm" svg:height="6.19cm" svg:x="2.452cm" svg:y="0cm" svg:viewBox="0 0 3521 6191" draw:points="0,6191 3521,6191 3521,0 0,0"><text:p/></draw:polygon><draw:polygon draw:style-name="gr4" draw:text-style-name="P19" svg:width="0.938cm" svg:height="0.287cm" svg:x="1.514cm" svg:y="0.303cm" svg:viewBox="0 0 939 288" draw:points="0,288 939,288 939,0 0,0"><text:p/></draw:polygon><draw:polygon draw:style-name="gr4" draw:text-style-name="P19" svg:width="0.938cm" svg:height="0.287cm" svg:x="1.514cm" svg:y="0.889cm" svg:viewBox="0 0 939 288" draw:points="0,288 939,288 939,0 0,0"><text:p/></draw:polygon><draw:polygon draw:style-name="gr4" draw:text-style-name="P19" svg:width="0.938cm" svg:height="0.288cm" svg:x="1.514cm" svg:y="1.477cm" svg:viewBox="0 0 939 289" draw:points="0,289 939,289 939,0 0,0"><text:p/></draw:polygon><draw:polygon draw:style-name="gr4" draw:text-style-name="P19" svg:width="0.938cm" svg:height="0.287cm" svg:x="1.514cm" svg:y="2.067cm" svg:viewBox="0 0 939 288" draw:points="0,288 939,288 939,0 0,0"><text:p/></draw:polygon><draw:polygon draw:style-name="gr4" draw:text-style-name="P19" svg:width="0.938cm" svg:height="0.287cm" svg:x="1.514cm" svg:y="2.656cm" svg:viewBox="0 0 939 288" draw:points="0,288 939,288 939,0 0,0"><text:p/></draw:polygon><draw:polygon draw:style-name="gr4" draw:text-style-name="P19" svg:width="0.938cm" svg:height="0.288cm" svg:x="1.514cm" svg:y="3.242cm" svg:viewBox="0 0 939 289" draw:points="0,289 939,289 939,0 0,0"><text:p/></draw:polygon><draw:polygon draw:style-name="gr4" draw:text-style-name="P19" svg:width="0.938cm" svg:height="0.287cm" svg:x="1.514cm" svg:y="3.831cm" svg:viewBox="0 0 939 288" draw:points="0,288 939,288 939,0 0,0"><text:p/></draw:polygon><draw:polygon draw:style-name="gr4" draw:text-style-name="P19" svg:width="0.938cm" svg:height="0.287cm" svg:x="1.514cm" svg:y="4.42cm" svg:viewBox="0 0 939 288" draw:points="0,288 939,288 939,0 0,0"><text:p/></draw:polygon><draw:polygon draw:style-name="gr4" draw:text-style-name="P19" svg:width="0.938cm" svg:height="0.288cm" svg:x="1.514cm" svg:y="5.009cm" svg:viewBox="0 0 939 289" draw:points="0,289 939,289 939,0 0,0"><text:p/></draw:polygon><draw:polygon draw:style-name="gr4" draw:text-style-name="P19" svg:width="0.938cm" svg:height="0.287cm" svg:x="1.514cm" svg:y="5.596cm" svg:viewBox="0 0 939 288" draw:points="0,288 939,288 939,0 0,0"><text:p/></draw:polygon><draw:polygon draw:style-name="gr4" draw:text-style-name="P19" svg:width="0.939cm" svg:height="0.287cm" svg:x="5.982cm" svg:y="0.303cm" svg:viewBox="0 0 940 288" draw:points="0,288 940,288 940,0 0,0"><text:p/></draw:polygon><draw:polygon draw:style-name="gr4" draw:text-style-name="P19" svg:width="0.939cm" svg:height="0.287cm" svg:x="5.982cm" svg:y="0.889cm" svg:viewBox="0 0 940 288" draw:points="0,288 940,288 940,0 0,0"><text:p/></draw:polygon><draw:polygon draw:style-name="gr4" draw:text-style-name="P19" svg:width="0.939cm" svg:height="0.288cm" svg:x="5.982cm" svg:y="1.477cm" svg:viewBox="0 0 940 289" draw:points="0,289 940,289 940,0 0,0"><text:p/></draw:polygon><draw:polygon draw:style-name="gr4" draw:text-style-name="P19" svg:width="0.939cm" svg:height="0.287cm" svg:x="5.982cm" svg:y="2.067cm" svg:viewBox="0 0 940 288" draw:points="0,288 940,288 940,0 0,0"><text:p/></draw:polygon><draw:polygon draw:style-name="gr4" draw:text-style-name="P19" svg:width="0.939cm" svg:height="0.287cm" svg:x="5.982cm" svg:y="2.656cm" svg:viewBox="0 0 940 288" draw:points="0,288 940,288 940,0 0,0"><text:p/></draw:polygon><draw:polygon draw:style-name="gr4" draw:text-style-name="P19" svg:width="0.939cm" svg:height="0.288cm" svg:x="5.982cm" svg:y="3.242cm" svg:viewBox="0 0 940 289" draw:points="0,289 940,289 940,0 0,0"><text:p/></draw:polygon><draw:polygon draw:style-name="gr4" draw:text-style-name="P19" svg:width="0.939cm" svg:height="0.287cm" svg:x="5.982cm" svg:y="3.831cm" svg:viewBox="0 0 940 288" draw:points="0,288 940,288 940,0 0,0"><text:p/></draw:polygon><draw:polygon draw:style-name="gr4" draw:text-style-name="P19" svg:width="0.939cm" svg:height="0.287cm" svg:x="5.982cm" svg:y="4.42cm" svg:viewBox="0 0 940 288" draw:points="0,288 940,288 940,0 0,0"><text:p/></draw:polygon><draw:polygon draw:style-name="gr4" draw:text-style-name="P19" svg:width="0.939cm" svg:height="0.288cm" svg:x="5.982cm" svg:y="5.009cm" svg:viewBox="0 0 940 289" draw:points="0,289 940,289 940,0 0,0"><text:p/></draw:polygon><draw:polygon draw:style-name="gr4" draw:text-style-name="P19" svg:width="0.939cm" svg:height="0.287cm" svg:x="5.982cm" svg:y="5.596cm" svg:viewBox="0 0 940 288" draw:points="0,288 940,288 940,0 0,0"><text:p/></draw:polygon><draw:frame draw:style-name="gr5" draw:text-style-name="P20" svg:width="0.299cm" svg:height="0.343cm" svg:x="2.771cm" svg:y="0.296cm"><draw:text-box><text:p text:style-name="P17"><text:span text:style-name="T5">1</text:span></text:p></draw:text-box></draw:frame><draw:frame draw:style-name="gr6" draw:text-style-name="P21" svg:width="0.685cm" svg:height="0.348cm" svg:x="0.607cm" svg:y="0.27cm"><draw:text-box><text:p text:style-name="P17"><text:span text:style-name="T6">P</text:span><text:span text:style-name="T6">A</text:span><text:span text:style-name="T6">1</text:span><text:span text:style-name="T6">5</text:span></text:p></draw:text-box></draw:frame><draw:frame draw:style-name="gr7" draw:text-style-name="P20" svg:width="0.676cm" svg:height="0.343cm" svg:x="0.607cm" svg:y="0.848cm"><draw:text-box><text:p text:style-name="P17"><text:span text:style-name="T5">P</text:span><text:span text:style-name="T5">A</text:span><text:span text:style-name="T5">1</text:span><text:span text:style-name="T5">4</text:span></text:p></draw:text-box></draw:frame><draw:frame draw:style-name="gr7" draw:text-style-name="P20" svg:width="0.676cm" svg:height="0.343cm" svg:x="0.607cm" svg:y="1.453cm"><draw:text-box><text:p text:style-name="P17"><text:span text:style-name="T5">PA1</text:span><text:span text:style-name="T5">3</text:span></text:p></draw:text-box></draw:frame><draw:frame draw:style-name="gr6" draw:text-style-name="P21" svg:width="0.685cm" svg:height="0.348cm" svg:x="0.607cm" svg:y="2.043cm"><draw:text-box><text:p text:style-name="P17"><text:span text:style-name="T6">PA1</text:span><text:span text:style-name="T6">2</text:span></text:p></draw:text-box></draw:frame><draw:frame draw:style-name="gr6" draw:text-style-name="P21" svg:width="0.685cm" svg:height="0.348cm" svg:x="0.607cm" svg:y="2.633cm"><draw:text-box><text:p text:style-name="P17"><text:span text:style-name="T6">PA1</text:span><text:span text:style-name="T6">1</text:span></text:p></draw:text-box></draw:frame><draw:frame draw:style-name="gr7" draw:text-style-name="P20" svg:width="0.676cm" svg:height="0.343cm" svg:x="0.607cm" svg:y="3.224cm"><draw:text-box><text:p text:style-name="P17"><text:span text:style-name="T5">PA10</text:span></text:p></draw:text-box></draw:frame><draw:frame draw:style-name="gr8" draw:text-style-name="P20" svg:width="0.526cm" svg:height="0.343cm" svg:x="0.683cm" svg:y="3.815cm"><draw:text-box><text:p text:style-name="P17"><text:span text:style-name="T5">PA9</text:span></text:p></draw:text-box></draw:frame><draw:frame draw:style-name="gr9" draw:text-style-name="P21" svg:width="0.535cm" svg:height="0.348cm" svg:x="0.683cm" svg:y="4.406cm"><draw:text-box><text:p text:style-name="P17"><text:span text:style-name="T6">PA8</text:span></text:p></draw:text-box></draw:frame><draw:frame draw:style-name="gr8" draw:text-style-name="P20" svg:width="0.526cm" svg:height="0.343cm" svg:x="0.683cm" svg:y="4.999cm"><draw:text-box><text:p text:style-name="P17"><text:span text:style-name="T5">PA7</text:span></text:p></draw:text-box></draw:frame><draw:frame draw:style-name="gr8" draw:text-style-name="P20" svg:width="0.526cm" svg:height="0.343cm" svg:x="0.683cm" svg:y="5.588cm"><draw:text-box><text:p text:style-name="P17"><text:span text:style-name="T5">PA6</text:span></text:p></draw:text-box></draw:frame><draw:frame draw:style-name="gr10" draw:text-style-name="P21" svg:width="0.671cm" svg:height="0.348cm" svg:x="7.19cm" svg:y="0.27cm"><draw:text-box><text:p text:style-name="P17"><text:span text:style-name="T6">PB12</text:span></text:p></draw:text-box></draw:frame><draw:frame draw:style-name="gr11" draw:text-style-name="P20" svg:width="0.528cm" svg:height="0.343cm" svg:x="7.237cm" svg:y="5.588cm"><draw:text-box><text:p text:style-name="P17"><text:span text:style-name="T5">PA5</text:span></text:p></draw:text-box></draw:frame><draw:frame draw:style-name="gr11" draw:text-style-name="P20" svg:width="0.528cm" svg:height="0.343cm" svg:x="7.237cm" svg:y="4.999cm"><draw:text-box><text:p text:style-name="P17"><text:span text:style-name="T5">PA4</text:span></text:p></draw:text-box></draw:frame><draw:frame draw:style-name="gr9" draw:text-style-name="P21" svg:width="0.535cm" svg:height="0.348cm" svg:x="7.237cm" svg:y="4.406cm"><draw:text-box><text:p text:style-name="P17"><text:span text:style-name="T6">PA3</text:span></text:p></draw:text-box></draw:frame><draw:frame draw:style-name="gr11" draw:text-style-name="P20" svg:width="0.528cm" svg:height="0.343cm" svg:x="7.237cm" svg:y="3.815cm"><draw:text-box><text:p text:style-name="P17"><text:span text:style-name="T5">PA2</text:span></text:p></draw:text-box></draw:frame><draw:frame draw:style-name="gr11" draw:text-style-name="P20" svg:width="0.528cm" svg:height="0.343cm" svg:x="7.237cm" svg:y="3.224cm"><draw:text-box><text:p text:style-name="P17"><text:span text:style-name="T5">PA1</text:span></text:p></draw:text-box></draw:frame><draw:frame draw:style-name="gr9" draw:text-style-name="P21" svg:width="0.535cm" svg:height="0.348cm" svg:x="7.237cm" svg:y="2.633cm"><draw:text-box><text:p text:style-name="P17"><text:span text:style-name="T6">PA0</text:span></text:p></draw:text-box></draw:frame><draw:frame draw:style-name="gr12" draw:text-style-name="P21" svg:width="0.555cm" svg:height="0.348cm" svg:x="7.228cm" svg:y="2.043cm"><draw:text-box><text:p text:style-name="P17"><text:span text:style-name="T6">VSS</text:span></text:p></draw:text-box></draw:frame><draw:frame draw:style-name="gr13" draw:text-style-name="P20" svg:width="0.646cm" svg:height="0.343cm" svg:x="7.179cm" svg:y="1.453cm"><draw:text-box><text:p text:style-name="P17"><text:span text:style-name="T5">VDD</text:span></text:p></draw:text-box></draw:frame><draw:frame draw:style-name="gr14" draw:text-style-name="P20" svg:width="0.662cm" svg:height="0.343cm" svg:x="7.19cm" svg:y="0.863cm"><draw:text-box><text:p text:style-name="P17"><text:span text:style-name="T5">PB13</text:span></text:p></draw:text-box></draw:frame><draw:frame draw:style-name="gr5" draw:text-style-name="P20" svg:width="0.299cm" svg:height="0.343cm" svg:x="2.771cm" svg:y="0.863cm"><draw:text-box><text:p text:style-name="P17"><text:span text:style-name="T5">2</text:span></text:p></draw:text-box></draw:frame><draw:frame draw:style-name="gr5" draw:text-style-name="P20" svg:width="0.299cm" svg:height="0.343cm" svg:x="2.771cm" svg:y="1.453cm"><draw:text-box><text:p text:style-name="P17"><text:span text:style-name="T5">3</text:span></text:p></draw:text-box></draw:frame><draw:frame draw:style-name="gr15" draw:text-style-name="P21" svg:width="0.299cm" svg:height="0.348cm" svg:x="2.771cm" svg:y="2.043cm"><draw:text-box><text:p text:style-name="P17"><text:span text:style-name="T6">4</text:span></text:p></draw:text-box></draw:frame><draw:frame draw:style-name="gr15" draw:text-style-name="P21" svg:width="0.299cm" svg:height="0.348cm" svg:x="2.771cm" svg:y="2.633cm"><draw:text-box><text:p text:style-name="P17"><text:span text:style-name="T6">5</text:span></text:p></draw:text-box></draw:frame><draw:frame draw:style-name="gr5" draw:text-style-name="P20" svg:width="0.299cm" svg:height="0.343cm" svg:x="2.771cm" svg:y="3.224cm"><draw:text-box><text:p text:style-name="P17"><text:span text:style-name="T5">6</text:span></text:p></draw:text-box></draw:frame><draw:frame draw:style-name="gr5" draw:text-style-name="P20" svg:width="0.299cm" svg:height="0.343cm" svg:x="2.771cm" svg:y="3.815cm"><draw:text-box><text:p text:style-name="P17"><text:span text:style-name="T5">7</text:span></text:p></draw:text-box></draw:frame><draw:frame draw:style-name="gr15" draw:text-style-name="P21" svg:width="0.299cm" svg:height="0.348cm" svg:x="2.771cm" svg:y="4.406cm"><draw:text-box><text:p text:style-name="P17"><text:span text:style-name="T6">8</text:span></text:p></draw:text-box></draw:frame><draw:frame draw:style-name="gr5" draw:text-style-name="P20" svg:width="0.299cm" svg:height="0.343cm" svg:x="2.771cm" svg:y="4.999cm"><draw:text-box><text:p text:style-name="P17"><text:span text:style-name="T5">9</text:span></text:p></draw:text-box></draw:frame><draw:frame draw:style-name="gr16" draw:text-style-name="P20" svg:width="0.301cm" svg:height="0.343cm" svg:x="2.695cm" svg:y="5.588cm"><draw:text-box><text:p text:style-name="P17"><text:span text:style-name="T5">10</text:span></text:p></draw:text-box></draw:frame><draw:frame draw:style-name="gr5" draw:text-style-name="P20" svg:width="0.299cm" svg:height="0.343cm" svg:x="5.456cm" svg:y="5.588cm"><draw:text-box><text:p text:style-name="P17"><text:span text:style-name="T5">11</text:span></text:p></draw:text-box></draw:frame><draw:frame draw:style-name="gr16" draw:text-style-name="P20" svg:width="0.301cm" svg:height="0.343cm" svg:x="5.456cm" svg:y="4.999cm"><draw:text-box><text:p text:style-name="P17"><text:span text:style-name="T5">12</text:span></text:p></draw:text-box></draw:frame><draw:frame draw:style-name="gr17" draw:text-style-name="P21" svg:width="0.304cm" svg:height="0.348cm" svg:x="5.456cm" svg:y="4.406cm"><draw:text-box><text:p text:style-name="P17"><text:span text:style-name="T6">13</text:span></text:p></draw:text-box></draw:frame><draw:frame draw:style-name="gr16" draw:text-style-name="P20" svg:width="0.301cm" svg:height="0.343cm" svg:x="5.456cm" svg:y="3.815cm"><draw:text-box><text:p text:style-name="P17"><text:span text:style-name="T5">14</text:span></text:p></draw:text-box></draw:frame><draw:frame draw:style-name="gr16" draw:text-style-name="P20" svg:width="0.301cm" svg:height="0.343cm" svg:x="5.456cm" svg:y="3.224cm"><draw:text-box><text:p text:style-name="P17"><text:span text:style-name="T5">15</text:span></text:p></draw:text-box></draw:frame><draw:frame draw:style-name="gr17" draw:text-style-name="P21" svg:width="0.304cm" svg:height="0.348cm" svg:x="5.456cm" svg:y="2.633cm"><draw:text-box><text:p text:style-name="P17"><text:span text:style-name="T6">16</text:span></text:p></draw:text-box></draw:frame><draw:frame draw:style-name="gr17" draw:text-style-name="P21" svg:width="0.304cm" svg:height="0.348cm" svg:x="5.456cm" svg:y="2.043cm"><draw:text-box><text:p text:style-name="P17"><text:span text:style-name="T6">17</text:span></text:p></draw:text-box></draw:frame><draw:frame draw:style-name="gr16" draw:text-style-name="P20" svg:width="0.301cm" svg:height="0.343cm" svg:x="5.456cm" svg:y="1.453cm"><draw:text-box><text:p text:style-name="P17"><text:span text:style-name="T5">18</text:span></text:p></draw:text-box></draw:frame><draw:frame draw:style-name="gr16" draw:text-style-name="P20" svg:width="0.301cm" svg:height="0.343cm" svg:x="5.456cm" svg:y="0.863cm"><draw:text-box><text:p text:style-name="P17"><text:span text:style-name="T5">19</text:span></text:p></draw:text-box></draw:frame><draw:frame draw:style-name="gr17" draw:text-style-name="P21" svg:width="0.304cm" svg:height="0.348cm" svg:x="5.456cm" svg:y="0.27cm"><draw:text-box><text:p text:style-name="P17"><text:span text:style-name="T6">20</text:span></text:p></draw:text-box></draw:frame><draw:path draw:style-name="gr18" draw:text-style-name="P22" svg:width="0.244cm" svg:height="0.222cm" svg:x="2.997cm" svg:y="0.35cm" svg:viewBox="0 0 245 223" svg:d="M245 111c0-61-56-111-123-111-68 0-122 50-122 111 0 62 54 112 122 112 67 0 123-50 123-112z"><text:p/></draw:path><draw:frame draw:style-name="gr19" draw:text-style-name="P23" svg:width="1.832cm" svg:height="0.376cm" svg:x="3.284cm" svg:y="2.921cm"><draw:text-box><text:p text:style-name="P17"><text:span text:style-name="T7">CSM32RV20</text:span></text:p></draw:text-box></draw:frame></draw:g></text:p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5">Pin</text:p>
          </table:table-cell>
          <table:table-cell table:style-name="Table1.A1" office:value-type="string">
            <text:p text:style-name="P5">Port</text:p>
          </table:table-cell>
          <table:table-cell table:style-name="Table1.A1" office:value-type="string">
            <text:p text:style-name="P5">I/O</text:p>
          </table:table-cell>
          <table:table-cell table:style-name="Table1.A1" office:value-type="string">
            <text:p text:style-name="P4">Alternate functions</text:p>
          </table:table-cell>
          <table:table-cell table:style-name="Table1.E1" office:value-type="string">
            <text:p text:style-name="P6">Extra feature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PA15</text:p>
          </table:table-cell>
          <table:table-cell table:style-name="Table1.A2" office:value-type="string">
            <text:p text:style-name="P2">I/O</text:p>
          </table:table-cell>
          <table:table-cell table:style-name="Table1.A2" office:value-type="string">
            <text:p text:style-name="Table_20_Contents">TIM2_CH4N / TX4 / EXTI[15]</text:p>
          </table:table-cell>
          <table:table-cell table:style-name="Table1.E2" office:value-type="string">
            <text:p text:style-name="Table_20_Contents">RF detection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PA14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ADC_TRI / TIM2_CH4 / RX4 / EXTI[14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PA13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TIM2_CH3N / EXTI[13]</text:p>
          </table:table-cell>
          <table:table-cell table:style-name="Table1.E2" office:value-type="string">
            <text:p text:style-name="Table_20_Contents">REFP output voltage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PA12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TIM2_CH3 / EXTI[12]</text:p>
          </table:table-cell>
          <table:table-cell table:style-name="Table1.E2" office:value-type="string">
            <text:p text:style-name="Table_20_Contents">PGA input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PA11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TIM2_BKIN / TIM2_CH2N / TX3 / EXTI[11]</text:p>
          </table:table-cell>
          <table:table-cell table:style-name="Table1.E2" office:value-type="string">
            <text:p text:style-name="Table_20_Contents">REF<text:span text:style-name="T1">N</text:span> output voltage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PA10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TIM1_BKIN / TIM2_CH2 / RX3 / EXTI[10]</text:p>
          </table:table-cell>
          <table:table-cell table:style-name="Table1.E2" office:value-type="string">
            <text:p text:style-name="Table_20_Contents">ADC_IN9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PA9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TIM1_CH1 / TX / TIM2_CH1N / EXTI[9]</text:p>
          </table:table-cell>
          <table:table-cell table:style-name="Table1.E2" office:value-type="string">
            <text:p text:style-name="Table_20_Contents">ADC_IN<text:span text:style-name="T1">8</text:span>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PA8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SDA / RX / TIM2_CH1 / EXTI[8]</text:p>
          </table:table-cell>
          <table:table-cell table:style-name="Table1.E2" office:value-type="string">
            <text:p text:style-name="P8">ADC_IN<text:span text:style-name="T1">7</text:span>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PA7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SCL / MOSI / TIM1_CH4N / EXTI[7]</text:p>
          </table:table-cell>
          <table:table-cell table:style-name="Table1.E2" office:value-type="string">
            <text:p text:style-name="P8">ADC_IN<text:span text:style-name="T1">6</text:span>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PA6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TX1 / MISO / TIM1_CH4 / EXTI[6]</text:p>
          </table:table-cell>
          <table:table-cell table:style-name="Table1.E2" office:value-type="string">
            <text:p text:style-name="P8">ADC_IN<text:span text:style-name="T1">5</text:span>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PA5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RX1 / SCK / TIM1_CH3N / EXTI[5]</text:p>
          </table:table-cell>
          <table:table-cell table:style-name="Table1.E2" office:value-type="string">
            <text:p text:style-name="P8">ADC_IN<text:span text:style-name="T1">4</text:span>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PA4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8">MOSI / TIM1_CH1IN / TIM1_CH3 / TX2 / EXTI[4]</text:p>
          </table:table-cell>
          <table:table-cell table:style-name="Table1.E2" office:value-type="string">
            <text:p text:style-name="P8">ADC_IN<text:span text:style-name="T1">3</text:span>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PA3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MISO / TIM1_CH1N / TIM1_CH2N / RX2 / EXTI[3<text:span text:style-name="T1">]</text:span></text:p>
          </table:table-cell>
          <table:table-cell table:style-name="Table1.E2" office:value-type="string">
            <text:p text:style-name="P8">ADC_IN<text:span text:style-name="T1">2</text:span>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PA2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SCK / TIM1_CH1 / TIM1_CH2 / EXTI[2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PA1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TMSC / SDA / TIM1_CH1N / EXTI[1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PA0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TCKC / SCL / TIM1_CH1 / EXTI[0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2">VSS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1">Ground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>VDD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1">Power supply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PB13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">OSC_OUT</text:p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PB12</text:p>
          </table:table-cell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">OSC_IN</text:p>
          </table:table-cell>
        </table:table-row>
      </table:table>
      <text:p text:style-name="P9">S: power supply pin; I: input; O: output; I/O: input/output;</text:p>
      <text:p text:style-name="Text_20_body"/>
      <table:table table:name="Table2" table:style-name="Table2">
        <table:table-column table:style-name="Table2.A" table:number-columns-repeated="6"/>
        <table:table-column table:style-name="Table2.G"/>
        <text:soft-page-break/>
        <table:table-row>
          <table:table-cell table:style-name="Table2.A1" office:value-type="string">
            <text:p text:style-name="P7">GPIO</text:p>
          </table:table-cell>
          <table:table-cell table:style-name="Table2.A1" office:value-type="string">
            <text:p text:style-name="P7">TIM1</text:p>
          </table:table-cell>
          <table:table-cell table:style-name="Table2.A1" office:value-type="string">
            <text:p text:style-name="P7">TIM2</text:p>
          </table:table-cell>
          <table:table-cell table:style-name="Table2.A1" office:value-type="string">
            <text:p text:style-name="P7">UART</text:p>
          </table:table-cell>
          <table:table-cell table:style-name="Table2.A1" office:value-type="string">
            <text:p text:style-name="P7">I2C</text:p>
          </table:table-cell>
          <table:table-cell table:style-name="Table2.A1" office:value-type="string">
            <text:p text:style-name="P7">SPI</text:p>
          </table:table-cell>
          <table:table-cell table:style-name="Table2.G1" office:value-type="string">
            <text:p text:style-name="P7">ADC</text:p>
          </table:table-cell>
        </table:table-row>
        <table:table-row table:style-name="Table2.2">
          <table:table-cell table:style-name="Table2.A2" office:value-type="string">
            <text:p text:style-name="P2">PA15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3">TIM2_CH4N</text:p>
          </table:table-cell>
          <table:table-cell table:style-name="Table2.A2" office:value-type="string">
            <text:p text:style-name="P13">TX4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2">PA14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3">TIM2_CH4</text:p>
          </table:table-cell>
          <table:table-cell table:style-name="Table2.A2" office:value-type="string">
            <text:p text:style-name="P13">RX4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2">PA1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3">TIM2_CH3N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2">PA12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3">TIM2_CH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3">PGA_IN</text:p>
          </table:table-cell>
        </table:table-row>
        <table:table-row table:style-name="Table2.2">
          <table:table-cell table:style-name="Table2.A2" office:value-type="string">
            <text:p text:style-name="P2">PA1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4">TIM2_<text:span text:style-name="T2">BKIN</text:span></text:p>
            <text:p text:style-name="P14">TIM2_<text:span text:style-name="T2">CH2N</text:span></text:p>
          </table:table-cell>
          <table:table-cell table:style-name="Table2.A2" office:value-type="string">
            <text:p text:style-name="P15">TX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2">PA10</text:p>
          </table:table-cell>
          <table:table-cell table:style-name="Table2.A2" office:value-type="string">
            <text:p text:style-name="P15">TIM1_BKIN</text:p>
          </table:table-cell>
          <table:table-cell table:style-name="Table2.A2" office:value-type="string">
            <text:p text:style-name="P14">TIM2_<text:span text:style-name="T2">CH2</text:span></text:p>
          </table:table-cell>
          <table:table-cell table:style-name="Table2.A2" office:value-type="string">
            <text:p text:style-name="P15">RX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>ADC_IN9</text:p>
          </table:table-cell>
        </table:table-row>
        <table:table-row table:style-name="Table2.2">
          <table:table-cell table:style-name="Table2.A2" office:value-type="string">
            <text:p text:style-name="P2">PA9</text:p>
          </table:table-cell>
          <table:table-cell table:style-name="Table2.A2" office:value-type="string">
            <text:p text:style-name="P15">TIM1_CH1</text:p>
          </table:table-cell>
          <table:table-cell table:style-name="Table2.A2" office:value-type="string">
            <text:p text:style-name="P14">TIM2_<text:span text:style-name="T2">CH1N</text:span></text:p>
          </table:table-cell>
          <table:table-cell table:style-name="Table2.A2" office:value-type="string">
            <text:p text:style-name="P15">TX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>ADC_IN<text:span text:style-name="T1">8</text:span></text:p>
          </table:table-cell>
        </table:table-row>
        <table:table-row table:style-name="Table2.2">
          <table:table-cell table:style-name="Table2.A2" office:value-type="string">
            <text:p text:style-name="P2">PA8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4">TIM2_<text:span text:style-name="T2">CH1</text:span></text:p>
          </table:table-cell>
          <table:table-cell table:style-name="Table2.A2" office:value-type="string">
            <text:p text:style-name="P15">RX</text:p>
          </table:table-cell>
          <table:table-cell table:style-name="Table2.A2" office:value-type="string">
            <text:p text:style-name="P15">SDA</text:p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1">ADC_IN<text:span text:style-name="T1">7</text:span></text:p>
          </table:table-cell>
        </table:table-row>
        <table:table-row table:style-name="Table2.2">
          <table:table-cell table:style-name="Table2.A2" office:value-type="string">
            <text:p text:style-name="P2">PA7</text:p>
          </table:table-cell>
          <table:table-cell table:style-name="Table2.A2" office:value-type="string">
            <text:p text:style-name="P15">TIM1_CH4N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SCL</text:p>
          </table:table-cell>
          <table:table-cell table:style-name="Table2.A2" office:value-type="string">
            <text:p text:style-name="P15">MOSI</text:p>
          </table:table-cell>
          <table:table-cell table:style-name="Table2.G2" office:value-type="string">
            <text:p text:style-name="P11">ADC_IN<text:span text:style-name="T1">6</text:span></text:p>
          </table:table-cell>
        </table:table-row>
        <table:table-row table:style-name="Table2.2">
          <table:table-cell table:style-name="Table2.A2" office:value-type="string">
            <text:p text:style-name="P2">PA6</text:p>
          </table:table-cell>
          <table:table-cell table:style-name="Table2.A2" office:value-type="string">
            <text:p text:style-name="P15">TIM1_CH4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TX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MISO</text:p>
          </table:table-cell>
          <table:table-cell table:style-name="Table2.G2" office:value-type="string">
            <text:p text:style-name="P11">ADC_IN<text:span text:style-name="T1">5</text:span></text:p>
          </table:table-cell>
        </table:table-row>
        <table:table-row table:style-name="Table2.2">
          <table:table-cell table:style-name="Table2.A2" office:value-type="string">
            <text:p text:style-name="P2">PA5</text:p>
          </table:table-cell>
          <table:table-cell table:style-name="Table2.A2" office:value-type="string">
            <text:p text:style-name="P15">TIM1_CH3N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RX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SCK</text:p>
          </table:table-cell>
          <table:table-cell table:style-name="Table2.G2" office:value-type="string">
            <text:p text:style-name="P11">ADC_IN<text:span text:style-name="T1">4</text:span></text:p>
          </table:table-cell>
        </table:table-row>
        <table:table-row table:style-name="Table2.2">
          <table:table-cell table:style-name="Table2.A2" office:value-type="string">
            <text:p text:style-name="P2">PA4</text:p>
          </table:table-cell>
          <table:table-cell table:style-name="Table2.A2" office:value-type="string">
            <text:p text:style-name="P15">TIM1_CH1IN</text:p>
            <text:p text:style-name="P15">TIM1_CH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TX2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MOSI</text:p>
          </table:table-cell>
          <table:table-cell table:style-name="Table2.G2" office:value-type="string">
            <text:p text:style-name="P11">ADC_IN<text:span text:style-name="T1">3</text:span></text:p>
          </table:table-cell>
        </table:table-row>
        <table:table-row table:style-name="Table2.2">
          <table:table-cell table:style-name="Table2.A2" office:value-type="string">
            <text:p text:style-name="P2">PA3</text:p>
          </table:table-cell>
          <table:table-cell table:style-name="Table2.A2" office:value-type="string">
            <text:p text:style-name="P15">TIM1_CH1N</text:p>
            <text:p text:style-name="P15">TIM1_CH2N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RX2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MISO</text:p>
          </table:table-cell>
          <table:table-cell table:style-name="Table2.G2" office:value-type="string">
            <text:p text:style-name="P11">ADC_IN<text:span text:style-name="T1">2</text:span></text:p>
          </table:table-cell>
        </table:table-row>
        <table:table-row table:style-name="Table2.2">
          <table:table-cell table:style-name="Table2.A2" office:value-type="string">
            <text:p text:style-name="P2">PA2</text:p>
          </table:table-cell>
          <table:table-cell table:style-name="Table2.A2" office:value-type="string">
            <text:p text:style-name="P15">TIM1_CH1</text:p>
            <text:p text:style-name="P15">TIM1_CH2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SCK</text:p>
          </table:table-cell>
          <table:table-cell table:style-name="Table2.G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5">PA1 <text:span text:style-name="T2">*</text:span></text:p>
          </table:table-cell>
          <table:table-cell table:style-name="Table2.A2" office:value-type="string">
            <text:p text:style-name="P15">TIM1_CH1N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SDA</text:p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5">PA0 <text:span text:style-name="T2">*</text:span></text:p>
          </table:table-cell>
          <table:table-cell table:style-name="Table2.A2" office:value-type="string">
            <text:p text:style-name="P15">TIM1_CH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5">SCL</text:p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16">*: <text:span text:style-name="T3">keep in mind </text:span>PA1 is also used for TMSC and PA0 for TCK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fo:language="en" fo:country="I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oblique" fo:font-weight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oblique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oblique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oblique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style="oblique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style-name="Book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35:43.537131951</meta:creation-date>
    <meta:editing-duration>PT10M12S</meta:editing-duration>
    <meta:editing-cycles>5</meta:editing-cycles>
    <meta:generator>LibreOffice/24.2.0.3$Linux_X86_64 LibreOffice_project/420$Build-3</meta:generator>
    <dc:title>LibreOffice Writer Template</dc:title>
    <dc:date>2024-05-01T10:45:27.058574705</dc:date>
    <meta:print-date>2024-05-01T10:39:15.789311106</meta:print-date>
    <meta:document-statistic meta:table-count="2" meta:image-count="0" meta:object-count="0" meta:page-count="2" meta:paragraph-count="183" meta:word-count="307" meta:character-count="1406" meta:non-whitespace-character-count="1281"/>
    <meta:template xlink:type="simple" xlink:actuate="onRequest" xlink:title="LibreOffice Writer Template" xlink:href="../../../Templates/Styles/LibreOffice%20Writer%20Template.ott" meta:date="2024-05-01T09:35:42.707245370"/>
  </office:meta>
</office:document-meta>
</file>